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3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035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808080" fo:border="0.06pt solid #000000"/>
      <style:text-properties style:use-window-font-color="true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able-cell-properties fo:background-color="#ffffff" fo:border="0.06pt solid #000000"/>
      <style:text-properties style:use-window-font-color="true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stroke="dash" draw:stroke-dash="Ultrafine_20_Dashed"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201in" draw:marker-end="Arrowheads_20_1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draw:ole-draw-aspect="1"/>
    </style:style>
    <style:style style:name="gr5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 table:number-columns-repeated="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2"/>
          <table:table-cell table:style-name="ce1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number-columns-repeated="3"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2"/>
          <table:table-cell table:style-name="ce1" office:value-type="float" office:value="7">
            <text:p>7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line draw:z-index="0" draw:style-name="gr1" draw:text-style-name="P1" svg:x1="2.5201in" svg:y1="1.4004in" svg:x2="3.2417in" svg:y2="3.1319in">
            <text:p/>
          </draw:line>
          <draw:line draw:z-index="1" draw:style-name="gr1" draw:text-style-name="P1" svg:x1="4.4516in" svg:y1="1.4075in" svg:x2="3.4559in" svg:y2="3.139in">
            <text:p/>
          </draw:line>
          <draw:line draw:z-index="2" draw:style-name="gr1" draw:text-style-name="P1" svg:x1="6.2295in" svg:y1="1.3657in" svg:x2="3.6697in" svg:y2="3.139in">
            <text:p/>
          </draw:line>
          <draw:ellipse draw:z-index="3" draw:style-name="gr2" draw:text-style-name="P1" svg:width="0.6421in" svg:height="0.8969in" svg:x="3.0882in" svg:y="2.8559in" draw:kind="arc" draw:start-angle="180" draw:end-angle="357.68">
            <text:p/>
          </draw:ellipse>
          <draw:line draw:z-index="4" draw:style-name="gr3" draw:text-style-name="P1" svg:x1="3.0146in" svg:y1="3.139in" svg:x2="0.6083in" svg:y2="1.3866in">
            <text:p/>
          </draw:line>
        </table:shapes>
        <table:table-column table:style-name="co2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993"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/>
          <table:table-cell table:style-name="ce1" office:value-type="float" office:value="1">
            <text:p>1</text:p>
          </table:table-cell>
          <table:table-cell table:style-name="ce2"/>
          <table:table-cell table:number-columns-repeated="3" table:style-name="ce2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1">
            <text:p>1</text:p>
          </table:table-cell>
          <table:table-cell table:style-name="ce2" table:number-columns-repeated="3"/>
          <table:table-cell table:number-columns-repeated="3"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style-name="ce2"/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4">
            <text:p>4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5">
            <text:p>5</text:p>
          </table:table-cell>
          <table:table-cell table:style-name="ce2"/>
          <table:table-cell table:style-name="ce5" table:number-columns-repeated="4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6">
            <text:p>6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7">
            <text:p>7</text:p>
          </table:table-cell>
          <table:table-cell table:style-name="ce2" table:number-columns-repeated="6"/>
          <table:table-cell table:number-columns-repeated="100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shapes>
          <draw:line draw:z-index="0" draw:style-name="gr3" draw:text-style-name="P1" svg:x1="1.2933in" svg:y1="0.7409in" svg:x2="1.6051in" svg:y2="0.0839in">
            <text:p/>
          </draw:line>
          <draw:line draw:z-index="1" draw:style-name="gr3" draw:text-style-name="P1" svg:x1="2.9394in" svg:y1="0.7461in" svg:x2="3.2512in" svg:y2="0.089in">
            <text:p/>
          </draw:line>
          <draw:line draw:z-index="2" draw:style-name="gr3" draw:text-style-name="P1" svg:x1="4.5807in" svg:y1="0.7362in" svg:x2="4.8925in" svg:y2="0.0791in">
            <text:p/>
          </draw:line>
          <draw:line draw:z-index="3" draw:style-name="gr3" draw:text-style-name="P1" svg:x1="5.5685in" svg:y1="0.1878in" svg:x2="5.5657in" svg:y2="0.3189in">
            <text:p/>
          </draw:line>
          <draw:line draw:z-index="4" draw:style-name="gr3" draw:text-style-name="P1" svg:x1="3.9134in" svg:y1="0.1839in" svg:x2="3.9106in" svg:y2="0.315in">
            <text:p/>
          </draw:line>
          <draw:line draw:z-index="5" draw:style-name="gr3" draw:text-style-name="P1" svg:x1="2.2764in" svg:y1="0.1839in" svg:x2="2.2736in" svg:y2="0.315in">
            <text:p/>
          </draw:line>
          <draw:line draw:z-index="6" draw:style-name="gr3" draw:text-style-name="P1" svg:x1="0.6209in" svg:y1="0.1839in" svg:x2="0.6181in" svg:y2="0.315in">
            <text:p/>
          </draw:line>
        </table:shapes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ce10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3">
          <table:table-cell table:style-name="ce9" office:value-type="string" table:number-columns-spanned="2" table:number-rows-spanned="1">
            <text:p>Input</text:p>
          </table:table-cell>
          <table:covered-table-cell table:style-name="ce1"/>
          <table:table-cell/>
          <table:table-cell table:style-name="ce11" office:value-type="string" table:number-columns-spanned="2" table:number-rows-spanned="1">
            <text:p>Map</text:p>
          </table:table-cell>
          <table:covered-table-cell table:style-name="Default"/>
          <table:table-cell/>
          <table:table-cell table:style-name="ce11" office:value-type="string" table:number-columns-spanned="2" table:number-rows-spanned="1">
            <text:p>Reduce</text:p>
          </table:table-cell>
          <table:covered-table-cell/>
          <table:table-cell/>
          <table:table-cell table:style-name="ce11" office:value-type="string" table:number-columns-spanned="2" table:number-rows-spanned="1">
            <text:p>Output</text:p>
          </table:table-cell>
          <table:covered-table-cell/>
          <table:table-cell table:number-columns-repeated="1013"/>
        </table:table-row>
        <table:table-row table:style-name="ro3">
          <table:table-cell table:style-name="ce1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 table:number-columns-repeated="1013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0" office:value-type="string">
            <text:p>A B C D</text:p>
          </table:table-cell>
          <table:table-cell office:value-type="string">
            <text:p><text:s/>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A</text:p>
          </table:table-cell>
          <table:table-cell table:style-name="ce10" office:value-type="string">
            <text:p>1+1+1</text:p>
          </table:table-cell>
          <table:table-cell/>
          <table:table-cell table:style-name="ce10" office:value-type="string">
            <text:p>A</text:p>
          </table:table-cell>
          <table:table-cell table:style-name="ce10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0" office:value-type="string">
            <text:p>A C A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B</text:p>
          </table:table-cell>
          <table:table-cell table:style-name="ce10" office:value-type="string">
            <text:p>1+1</text:p>
          </table:table-cell>
          <table:table-cell/>
          <table:table-cell table:style-name="ce10" office:value-type="string">
            <text:p>B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B D D E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string">
            <text:p>1+1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<text:s/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D</text:p>
          </table:table-cell>
          <table:table-cell table:style-name="ce10" office:value-type="string">
            <text:p>1+1+1</text:p>
          </table:table-cell>
          <table:table-cell/>
          <table:table-cell table:style-name="ce10" office:value-type="string">
            <text:p>D</text:p>
          </table:table-cell>
          <table:table-cell table:style-name="ce10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E</text:p>
          </table:table-cell>
          <table:table-cell table:style-name="ce10" office:value-type="float" office:value="1">
            <text:p>1</text:p>
          </table:table-cell>
          <table:table-cell/>
          <table:table-cell table:style-name="ce10" office:value-type="string">
            <text:p>E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Sheet4" table:style-name="ta1">
        <table:shapes>
          <draw:frame draw:z-index="0" draw:style-name="gr4" svg:width="5.3224in" svg:height="3.5138in" svg:x="0in" svg:y="1.3386in">
            <draw:object draw:notify-on-update-of-ranges="Sheet4.A1:Sheet4.A1 Sheet4.A2:Sheet4.A7 Sheet4.B1:Sheet4.B1 Sheet4.B2:Sheet4.B7 Sheet4.C1:Sheet4.C1 Sheet4.C2:Sheet4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3">
          <table:table-cell office:value-type="string">
            <text:p>Cluster</text:p>
          </table:table-cell>
          <table:table-cell office:value-type="string">
            <text:p>Actual speed-up</text:p>
          </table:table-cell>
          <table:table-cell office:value-type="string">
            <text:p>Theoretical speed-up</text:p>
          </table:table-cell>
          <table:table-cell/>
          <table:table-cell office:value-type="string">
            <text:p>Time</text:p>
          </table:table-cell>
        </table:table-row>
        <table:table-row table:style-name="ro3">
          <table:table-cell office:value-type="string">
            <text:p>Sequential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2763.9">
            <text:p>22763.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/>
          <table:table-cell office:value-type="float" office:value="23879.5">
            <text:p>2387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.91">
            <text:p>1.91</text:p>
          </table:table-cell>
          <table:table-cell office:value-type="float" office:value="2">
            <text:p>2</text:p>
          </table:table-cell>
          <table:table-cell/>
          <table:table-cell office:value-type="float" office:value="11944.6">
            <text:p>11944.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.48">
            <text:p>3.48</text:p>
          </table:table-cell>
          <table:table-cell office:value-type="float" office:value="4">
            <text:p>4</text:p>
          </table:table-cell>
          <table:table-cell/>
          <table:table-cell office:value-type="float" office:value="6534.2">
            <text:p>6534.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7.51">
            <text:p>7.51</text:p>
          </table:table-cell>
          <table:table-cell office:value-type="float" office:value="8">
            <text:p>8</text:p>
          </table:table-cell>
          <table:table-cell/>
          <table:table-cell office:value-type="float" office:value="3031.2">
            <text:p>3031.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4.62">
            <text:p>14.62</text:p>
          </table:table-cell>
          <table:table-cell office:value-type="float" office:value="16">
            <text:p>16</text:p>
          </table:table-cell>
          <table:table-cell/>
          <table:table-cell office:value-type="float" office:value="1557.2">
            <text:p>1557.2</text:p>
          </table:table-cell>
        </table:table-row>
      </table:table>
      <table:table table:name="Sheet5" table:style-name="ta1">
        <table:shapes>
          <draw:frame draw:z-index="0" draw:style-name="gr4" svg:width="5.311in" svg:height="3.5453in" svg:x="0.0004in" svg:y="1.5165in">
            <draw:object draw:notify-on-update-of-ranges="Sheet5.A1:Sheet5.A1 Sheet5.A2:Sheet5.A7 Sheet5.B1:Sheet5.B1 Sheet5.B2:Sheet5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2" table:default-cell-style-name="Default"/>
        <table:table-row table:style-name="ro3">
          <table:table-cell office:value-type="string">
            <text:p>Cluster</text:p>
          </table:table-cell>
          <table:table-cell office:value-type="string">
            <text:p>Time</text:p>
          </table:table-cell>
        </table:table-row>
        <table:table-row table:style-name="ro3">
          <table:table-cell office:value-type="string">
            <text:p>Sequential</text:p>
          </table:table-cell>
          <table:table-cell office:value-type="float" office:value="22763.9">
            <text:p>22763.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879.5">
            <text:p>2387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944.6">
            <text:p>11944.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534.2">
            <text:p>6534.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031.2">
            <text:p>3031.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57.2">
            <text:p>1557.2</text:p>
          </table:table-cell>
        </table:table-row>
      </table:table>
      <table:table table:name="Sheet6" table:style-name="ta1">
        <table:shapes>
          <draw:line draw:z-index="0" draw:style-name="gr3" draw:text-style-name="P1" svg:x1="0.7008in" svg:y1="3.7882in" svg:x2="1.1531in" svg:y2="4.0614in">
            <text:p/>
          </draw:line>
          <draw:line draw:z-index="1" draw:style-name="gr3" draw:text-style-name="P1" svg:x1="2.9165in" svg:y1="3.7665in" svg:x2="2.5209in" svg:y2="4.072in">
            <text:p/>
          </draw:line>
          <draw:line draw:z-index="2" draw:style-name="gr5" draw:text-style-name="P1" svg:x1="0.4024in" svg:y1="2.3535in" svg:x2="1.2161in" svg:y2="1.9606in">
            <text:p/>
          </draw:line>
          <draw:line draw:z-index="3" draw:style-name="gr5" draw:text-style-name="P1" svg:x1="1.2114in" svg:y1="2.3492in" svg:x2="2.0252in" svg:y2="1.9606in">
            <text:p/>
          </draw:line>
          <draw:line draw:z-index="4" draw:style-name="gr5" draw:text-style-name="P1" svg:x1="1.6232in" svg:y1="1.9606in" svg:x2="2.437in" svg:y2="2.3535in">
            <text:p/>
          </draw:line>
          <draw:line draw:z-index="5" draw:style-name="gr5" draw:text-style-name="P1" svg:x1="2.4323in" svg:y1="1.9606in" svg:x2="3.2508in" svg:y2="2.3535in">
            <text:p/>
          </draw:line>
        </table:shapes>
        <table:table-column table:style-name="co7" table:number-columns-repeated="1024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5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1">
            <text:p>1</text:p>
          </table:table-cell>
          <table:table-cell table:style-name="ce2" table:number-columns-repeated="6"/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 table:number-columns-repeated="2"/>
          <table:table-cell table:style-name="ce2" table:number-columns-repeated="2"/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4">
            <text:p>4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5">
            <text:p>5</text:p>
          </table:table-cell>
          <table:table-cell table:style-name="ce2"/>
          <table:table-cell table:style-name="ce5" table:number-columns-repeated="4"/>
          <table:table-cell table:style-name="ce2"/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6">
            <text:p>6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7">
            <text:p>7</text:p>
          </table:table-cell>
          <table:table-cell table:style-name="ce2" table:number-columns-repeated="6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10"/>
          <table:table-cell table:style-name="ce12" table:number-columns-repeated="2"/>
          <table:table-cell/>
          <table:table-cell table:style-name="ce1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number-columns-repeated="3" table:style-name="ce2" office:value-type="string">
            <text:p>X</text:p>
          </table:table-cell>
          <table:table-cell table:number-columns-repeated="1008"/>
        </table:table-row>
        <table:table-row table:style-name="ro5">
          <table:table-cell/>
          <table:table-cell table:style-name="ce1" office:value-type="float" office:value="2">
            <text:p>2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0"/>
          <table:table-cell table:style-name="ce12" table:number-columns-repeated="2"/>
          <table:table-cell/>
          <table:table-cell table:style-name="ce1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8"/>
        </table:table-row>
        <table:table-row table:style-name="ro5">
          <table:table-cell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0"/>
          <table:table-cell table:style-name="ce13"/>
          <table:table-cell table:style-name="ce12"/>
          <table:table-cell/>
          <table:table-cell table:style-name="ce1" office:value-type="float" office:value="3">
            <text:p>3</text:p>
          </table:table-cell>
          <table:table-cell table:style-name="ce14" table:number-columns-repeated="2"/>
          <table:table-cell table:style-name="ce10"/>
          <table:table-cell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8"/>
        </table:table-row>
        <table:table-row table:style-name="ro5">
          <table:table-cell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0"/>
          <table:table-cell table:style-name="ce13"/>
          <table:table-cell table:style-name="ce12"/>
          <table:table-cell/>
          <table:table-cell table:style-name="ce1" office:value-type="float" office:value="4">
            <text:p>4</text:p>
          </table:table-cell>
          <table:table-cell table:style-name="ce12" table:number-columns-repeated="2"/>
          <table:table-cell table:style-name="ce10"/>
          <table:table-cell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8"/>
        </table:table-row>
        <table:table-row table:style-name="ro5">
          <table:table-cell/>
          <table:table-cell table:style-name="ce1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style-name="ce10"/>
          <table:table-cell table:style-name="ce13"/>
          <table:table-cell table:style-name="ce12"/>
          <table:table-cell/>
          <table:table-cell table:style-name="ce1" office:value-type="float" office:value="5">
            <text:p>5</text:p>
          </table:table-cell>
          <table:table-cell table:style-name="ce12" table:number-columns-repeated="2"/>
          <table:table-cell table:style-name="ce10"/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8"/>
        </table:table-row>
        <table:table-row table:style-name="ro5">
          <table:table-cell/>
          <table:table-cell table:style-name="ce1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0"/>
          <table:table-cell table:style-name="ce13"/>
          <table:table-cell table:style-name="ce12"/>
          <table:table-cell/>
          <table:table-cell table:style-name="ce1" office:value-type="float" office:value="6">
            <text:p>6</text:p>
          </table:table-cell>
          <table:table-cell table:style-name="ce12" table:number-columns-repeated="2"/>
          <table:table-cell table:style-name="ce10"/>
          <table:table-cell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8"/>
        </table:table-row>
        <table:table-row table:style-name="ro5">
          <table:table-cell/>
          <table:table-cell table:style-name="ce1" office:value-type="float" office:value="7">
            <text:p>7</text:p>
          </table:table-cell>
          <table:table-cell table:number-columns-repeated="3" table:style-name="ce2" office:value-type="string">
            <text:p>X</text:p>
          </table:table-cell>
          <table:table-cell table:style-name="ce10"/>
          <table:table-cell table:style-name="ce12" table:number-columns-repeated="2"/>
          <table:table-cell/>
          <table:table-cell table:style-name="ce1" office:value-type="float" office:value="7">
            <text:p>7</text:p>
          </table:table-cell>
          <table:table-cell table:style-name="ce12" table:number-columns-repeated="2"/>
          <table:table-cell table:style-name="ce10"/>
          <table:table-cell table:number-columns-repeated="3" table:style-name="ce2" office:value-type="string">
            <text:p>X</text:p>
          </table:table-cell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2">
            <text:p>2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number-columns-repeated="4"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" office:value-type="float" office:value="7">
            <text:p>7</text:p>
          </table:table-cell>
          <table:table-cell table:number-columns-repeated="6" table:style-name="ce2" office:value-type="string">
            <text:p>X</text:p>
          </table:table-cell>
          <table:table-cell table:number-columns-repeated="1012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4:Sheet1.S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  <draw:stroke-dash draw:name="Line_20_with_20_Fine_20_Dots" draw:display-name="Line with Fine Dots" draw:style="rect" draw:dots1="1" draw:dots1-length="0.7902in" draw:dots2="10" draw:distance="0.0598in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4:14:29</meta:creation-date>
    <dc:date>2013-05-12T19:10:13</dc:date>
    <meta:editing-duration>PT1H36M30S</meta:editing-duration>
    <meta:editing-cycles>13</meta:editing-cycles>
    <meta:generator>LibreOffice/3.5$Linux_x86 LibreOffice_project/350m1$Build-2</meta:generator>
    <dc:creator>karl </dc:creator>
    <meta:document-statistic meta:table-count="6" meta:cell-count="437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2cm" svg:height="8.926cm" xlink:href=".." xlink:type="simple" chart:class="chart:line" chart:style-name="ch1">
        <chart:legend chart:legend-position="bottom" svg:x="2.782cm" svg:y="8.143cm" style:legend-expansion="wide" chart:style-name="ch2"/>
        <chart:plot-area chart:style-name="ch3" table:cell-range-address="Sheet4.A1:Sheet4.C7" chart:data-source-has-labels="both" svg:x="0.72cm" svg:y="0.847cm" svg:width="12.26cm" svg:height="6.698cm">
          <chartooo:coordinate-region svg:x="1.527cm" svg:y="1.046cm" svg:width="11.266cm" svg:height="5.852cm"/>
          <chart:axis chart:dimension="x" chart:name="primary-x" chart:style-name="ch4" chartooo:axis-type="auto">
            <chartooo:date-scale/>
            <chart:categories table:cell-range-address="Sheet4.A2:Sheet4.A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7" chart:label-cell-address="Sheet4.B1:Sheet4.B1" chart:class="chart:line">
            <chart:data-point chart:repeated="6"/>
          </chart:series>
          <chart:series chart:style-name="ch7" chart:values-cell-range-address="Sheet4.C2:Sheet4.C7" chart:label-cell-address="Sheet4.C1:Sheet4.C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speed-up</text:p>
                <draw:g>
                  <svg:desc>Sheet4.B1:Sheet4.B1</svg:desc>
                </draw:g>
              </table:table-cell>
              <table:table-cell office:value-type="string">
                <text:p>Theoretical speed-up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4.A2:Sheet4.A7</svg:desc>
                </draw:g>
              </table:table-cell>
              <table:table-cell office:value-type="float" office:value="1">
                <text:p>1</text:p>
                <draw:g>
                  <svg:desc>Sheet4.B2:Sheet4.B7</svg:desc>
                </draw:g>
              </table:table-cell>
              <table:table-cell office:value-type="float" office:value="1">
                <text:p>1</text:p>
                <draw:g>
                  <svg:desc>Sheet4.C2:Sheet4.C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1">
                <text:p>1.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8">
                <text:p>3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51">
                <text:p>7.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62">
                <text:p>14.6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1cm" svg:height="9.006cm" xlink:href=".." xlink:type="simple" chart:class="chart:line" chart:style-name="ch1">
        <chart:plot-area chart:style-name="ch2" table:cell-range-address="Sheet5.A1:Sheet5.B7" chart:data-source-has-labels="both" svg:x="0.719cm" svg:y="0.855cm" svg:width="12.234cm" svg:height="7.551cm">
          <chartooo:coordinate-region svg:x="1.896cm" svg:y="1.054cm" svg:width="10.87cm" svg:height="6.705cm"/>
          <chart:axis chart:dimension="x" chart:name="primary-x" chart:style-name="ch3" chartooo:axis-type="auto">
            <chartooo:date-scale/>
            <chart:categories table:cell-range-address="Sheet5.A2:Sheet5.A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5.B2:Sheet5.B7" chart:label-cell-address="Sheet5.B1:Sheet5.B1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5.A2:Sheet5.A7</svg:desc>
                </draw:g>
              </table:table-cell>
              <table:table-cell office:value-type="float" office:value="22763.9">
                <text:p>22763.9</text:p>
                <draw:g>
                  <svg:desc>Sheet5.B2:Sheet5.B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879.5">
                <text:p>23879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944.6">
                <text:p>11944.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534.2">
                <text:p>6534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031.2">
                <text:p>303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7.2">
                <text:p>155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